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ixgeneral, 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d8040"/>
    </style:style>
    <style:style style:name="P3" style:family="paragraph" style:parent-style-name="Standard">
      <style:paragraph-properties fo:margin-left="0cm" fo:margin-right="0cm" fo:text-align="start" style:justify-single-word="false" fo:orphans="2" fo:widows="2" fo:text-indent="0cm" style:auto-text-indent="false"/>
      <style:text-properties officeooo:rsid="00161bf5" officeooo:paragraph-rsid="00161bf5"/>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paragraph-rsid="00161bf5"/>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1af736" officeooo:paragraph-rsid="001af736"/>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bold" officeooo:rsid="00161bf5" officeooo:paragraph-rsid="00161bf5" style:font-weight-asian="bold" style:font-weight-complex="bold"/>
    </style:style>
    <style:style style:name="P8" style:family="paragraph" style:parent-style-name="Heading_20_1">
      <style:paragraph-properties fo:margin-left="0cm" fo:margin-right="0cm" fo:text-align="start" style:justify-single-word="false" fo:orphans="2" fo:widows="2" fo:text-indent="0cm" style:auto-text-indent="false"/>
      <style:text-properties officeooo:rsid="00161bf5" officeooo:paragraph-rsid="00161bf5"/>
    </style:style>
    <style:style style:name="P9" style:family="paragraph" style:parent-style-name="Standard">
      <style:paragraph-properties fo:margin-left="0cm" fo:margin-right="0cm" fo:text-align="start" style:justify-single-word="false" fo:orphans="2" fo:widows="2" fo:text-indent="0cm" style:auto-text-indent="false"/>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1dd780"/>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paragraph-rsid="001e0b13"/>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paragraph-rsid="0020a028"/>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21b0c7"/>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239c05"/>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paragraph-rsid="0026451b"/>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paragraph-rsid="00274084"/>
    </style:style>
    <style:style style:name="P17" style:family="paragraph" style:parent-style-name="Heading_20_1">
      <style:paragraph-properties fo:margin-left="0cm" fo:margin-right="0cm" fo:text-align="start" style:justify-single-word="false" fo:orphans="2" fo:widows="2" fo:text-indent="0cm" style:auto-text-indent="false"/>
      <style:text-properties officeooo:paragraph-rsid="001dd780"/>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00" style:font-name="Times New Roman" fo:font-size="11.25pt" fo:letter-spacing="normal" fo:font-style="normal" fo:font-weight="normal" officeooo:rsid="00161bf5"/>
    </style:style>
    <style:style style:name="T3" style:family="text">
      <style:text-properties fo:font-variant="normal" fo:text-transform="none" fo:color="#000000" style:font-name="Times New Roman" fo:font-size="11.25pt" fo:letter-spacing="normal" fo:font-style="normal" fo:font-weight="normal" officeooo:rsid="001812ab"/>
    </style:style>
    <style:style style:name="T4" style:family="text">
      <style:text-properties fo:font-variant="normal" fo:text-transform="none" fo:color="#000000" style:font-name="Times New Roman" fo:font-size="11.25pt" fo:letter-spacing="normal" fo:font-style="normal" fo:font-weight="normal" officeooo:rsid="001af736"/>
    </style:style>
    <style:style style:name="T5" style:family="text">
      <style:text-properties fo:font-variant="normal" fo:text-transform="none" fo:color="#000000" style:font-name="Times New Roman" fo:font-size="11.25pt" fo:letter-spacing="normal" fo:font-style="normal" fo:font-weight="normal" officeooo:rsid="001d8040"/>
    </style:style>
    <style:style style:name="T6" style:family="text">
      <style:text-properties fo:font-variant="normal" fo:text-transform="none" fo:color="#000000" style:font-name="Times New Roman" fo:font-size="11.25pt" fo:letter-spacing="normal" fo:font-style="normal" fo:font-weight="normal" officeooo:rsid="001dd780"/>
    </style:style>
    <style:style style:name="T7" style:family="text">
      <style:text-properties fo:font-variant="normal" fo:text-transform="none" fo:color="#000000" style:font-name="Times New Roman" fo:font-size="11.25pt" fo:letter-spacing="normal" fo:font-style="normal" fo:font-weight="bold" officeooo:rsid="001dd780" style:font-weight-asian="bold" style:font-weight-complex="bold"/>
    </style:style>
    <style:style style:name="T8" style:family="text">
      <style:text-properties fo:font-variant="normal" fo:text-transform="none" fo:color="#000000" style:font-name="Times New Roman" fo:font-size="11.25pt" fo:letter-spacing="normal" fo:font-style="normal" style:text-underline-style="solid" style:text-underline-width="auto" style:text-underline-color="font-color" fo:font-weight="normal" officeooo:rsid="001dd780"/>
    </style:style>
    <style:style style:name="T9" style:family="text">
      <style:text-properties fo:font-variant="normal" fo:text-transform="none" fo:color="#000000" style:font-name="Times New Roman" fo:font-size="11.25pt" fo:letter-spacing="normal" fo:font-style="normal" style:text-underline-style="none" fo:font-weight="normal" officeooo:rsid="001dd780"/>
    </style:style>
    <style:style style:name="T10" style:family="text">
      <style:text-properties fo:font-variant="normal" fo:text-transform="none" fo:color="#000000" style:font-name="Times New Roman" fo:font-size="11.25pt" fo:letter-spacing="normal" fo:font-style="normal" style:text-underline-style="none" fo:font-weight="normal" officeooo:rsid="001e0b13"/>
    </style:style>
    <style:style style:name="T11" style:family="text">
      <style:text-properties fo:font-variant="normal" fo:text-transform="none" fo:color="#000000" style:font-name="Times New Roman" fo:font-size="11.25pt" fo:letter-spacing="normal" fo:font-style="normal" style:text-underline-style="none" fo:font-weight="normal" officeooo:rsid="001e0b13" style:font-style-asian="normal" style:font-style-complex="normal"/>
    </style:style>
    <style:style style:name="T12" style:family="text">
      <style:text-properties fo:font-variant="normal" fo:text-transform="none" fo:color="#000000" style:font-name="Times New Roman" fo:font-size="11.25pt" fo:letter-spacing="normal" fo:font-style="normal" style:text-underline-style="none" fo:font-weight="normal" officeooo:rsid="0020a028"/>
    </style:style>
    <style:style style:name="T13" style:family="text">
      <style:text-properties fo:font-variant="normal" fo:text-transform="none" fo:color="#000000" style:font-name="Times New Roman" fo:font-size="11.25pt" fo:letter-spacing="normal" fo:font-style="normal" style:text-underline-style="none" fo:font-weight="normal" officeooo:rsid="0021b0c7"/>
    </style:style>
    <style:style style:name="T14" style:family="text">
      <style:text-properties fo:font-variant="normal" fo:text-transform="none" fo:color="#000000" style:font-name="Times New Roman" fo:font-size="11.25pt" fo:letter-spacing="normal" fo:font-style="normal" style:text-underline-style="none" fo:font-weight="normal" officeooo:rsid="00239c05"/>
    </style:style>
    <style:style style:name="T15" style:family="text">
      <style:text-properties fo:font-variant="normal" fo:text-transform="none" fo:color="#000000" style:font-name="Times New Roman" fo:font-size="11.25pt" fo:letter-spacing="normal" fo:font-style="normal" style:text-underline-style="none" fo:font-weight="normal" officeooo:rsid="002591d0"/>
    </style:style>
    <style:style style:name="T16" style:family="text">
      <style:text-properties fo:font-variant="normal" fo:text-transform="none" fo:color="#000000" style:font-name="Times New Roman" fo:font-size="11.25pt" fo:letter-spacing="normal" fo:font-style="normal" style:text-underline-style="none" fo:font-weight="normal" officeooo:rsid="0026451b"/>
    </style:style>
    <style:style style:name="T17" style:family="text">
      <style:text-properties fo:font-variant="normal" fo:text-transform="none" fo:color="#000000" style:font-name="Times New Roman" fo:font-size="11.25pt" fo:letter-spacing="normal" fo:font-style="normal" style:text-underline-style="none" fo:font-weight="normal" officeooo:rsid="00274084"/>
    </style:style>
    <style:style style:name="T18" style:family="text">
      <style:text-properties fo:font-variant="normal" fo:text-transform="none" fo:color="#000000" style:font-name="Times New Roman" fo:font-size="11.25pt" fo:letter-spacing="normal" fo:font-style="normal" style:text-underline-style="none" fo:font-weight="bold" officeooo:rsid="001dd780" style:font-weight-asian="bold" style:font-weight-complex="bold"/>
    </style:style>
    <style:style style:name="T19" style:family="text">
      <style:text-properties fo:font-variant="normal" fo:text-transform="none" fo:color="#000000" style:font-name="Times New Roman" fo:font-size="11.25pt" fo:letter-spacing="normal" fo:font-style="normal" style:text-underline-style="none" fo:font-weight="bold" officeooo:rsid="00239c05" style:font-weight-asian="bold" style:font-weight-complex="bold"/>
    </style:style>
    <style:style style:name="T20" style:family="text">
      <style:text-properties fo:font-variant="normal" fo:text-transform="none" fo:color="#000000" style:font-name="Times New Roman" fo:font-size="11.25pt" fo:letter-spacing="normal" fo:font-style="normal" style:text-underline-style="none" fo:font-weight="bold" officeooo:rsid="0026451b" style:font-weight-asian="bold" style:font-weight-complex="bold"/>
    </style:style>
    <style:style style:name="T21" style:family="text">
      <style:text-properties fo:font-variant="normal" fo:text-transform="none" fo:color="#000000" style:font-name="Times New Roman" fo:font-size="11.25pt" fo:letter-spacing="normal" fo:font-weight="normal"/>
    </style:style>
    <style:style style:name="T22" style:family="text">
      <style:text-properties fo:font-variant="normal" fo:text-transform="none" fo:color="#000000" style:font-name="Times New Roman" fo:font-size="11.25pt" fo:letter-spacing="normal" fo:font-weight="normal" officeooo:rsid="001d8040"/>
    </style:style>
    <style:style style:name="T23" style:family="text">
      <style:text-properties fo:font-variant="normal" fo:text-transform="none" fo:color="#000000" style:font-name="Times New Roman" fo:font-size="11.25pt" fo:letter-spacing="normal" style:text-underline-style="none" fo:font-weight="normal" officeooo:rsid="001dd780"/>
    </style:style>
    <style:style style:name="T24" style:family="text">
      <style:text-properties fo:font-variant="normal" fo:text-transform="none" fo:color="#000000" style:font-name="Times New Roman" fo:font-size="11.25pt" fo:letter-spacing="normal" style:text-underline-style="none" fo:font-weight="normal" officeooo:rsid="001e0b13"/>
    </style:style>
    <style:style style:name="T25" style:family="text">
      <style:text-properties fo:font-variant="normal" fo:text-transform="none" fo:color="#000000" style:font-name="Times New Roman" fo:font-size="11.25pt" fo:letter-spacing="normal" style:text-underline-style="none" fo:font-weight="normal" officeooo:rsid="0020a028"/>
    </style:style>
    <style:style style:name="T26" style:family="text">
      <style:text-properties fo:font-variant="normal" fo:text-transform="none" fo:color="#000000" style:font-name="Times New Roman" fo:font-size="11.25pt" fo:letter-spacing="normal" style:text-underline-style="none" fo:font-weight="normal" officeooo:rsid="0021b0c7"/>
    </style:style>
    <style:style style:name="T27" style:family="text">
      <style:text-properties fo:font-variant="normal" fo:text-transform="none" fo:color="#000000" style:font-name="Times New Roman" fo:font-size="11.25pt" fo:letter-spacing="normal" style:text-underline-style="none" fo:font-weight="normal" officeooo:rsid="00239c05"/>
    </style:style>
    <style:style style:name="T28" style:family="text">
      <style:text-properties fo:font-variant="normal" fo:text-transform="none" fo:color="#000000" style:font-name="Times New Roman" fo:font-size="11.25pt" fo:letter-spacing="normal" style:text-underline-style="none" fo:font-weight="normal" officeooo:rsid="0026451b"/>
    </style:style>
    <style:style style:name="T29" style:family="text">
      <style:text-properties fo:font-variant="normal" fo:text-transform="none" fo:color="#000000" style:font-name="arial" fo:font-size="11.25pt" fo:letter-spacing="normal" fo:font-style="normal" style:text-underline-style="solid" style:text-underline-width="auto" style:text-underline-color="font-color" fo:font-weight="normal"/>
    </style:style>
    <style:style style:name="T30" style:family="text">
      <style:text-properties fo:font-variant="normal" fo:text-transform="none" fo:color="#000000" style:font-name="arial" fo:font-size="11.25pt" fo:letter-spacing="normal" fo:font-style="normal" style:text-underline-style="solid" style:text-underline-width="auto" style:text-underline-color="font-color" fo:font-weight="normal" officeooo:rsid="001dd780"/>
    </style:style>
    <style:style style:name="T31" style:family="text">
      <style:text-properties fo:font-variant="normal" fo:text-transform="none" fo:color="#642a8f" style:font-name="Times New Roman" fo:font-size="11.25pt" fo:letter-spacing="normal" fo:font-style="normal" fo:font-weight="normal"/>
    </style:style>
    <style:style style:name="T32" style:family="text">
      <style:text-properties fo:font-variant="normal" fo:text-transform="none" fo:color="#642a8f" style:font-name="Times New Roman" fo:font-size="11.25pt" fo:letter-spacing="normal" fo:font-style="normal" style:text-underline-style="none" fo:font-weight="normal" officeooo:rsid="0021b0c7"/>
    </style:style>
    <style:style style:name="T33" style:family="text">
      <style:text-properties fo:font-variant="normal" fo:text-transform="none" fo:color="#642a8f" style:font-name="Times New Roman" fo:font-size="11.25pt" fo:letter-spacing="normal" fo:font-style="normal" style:text-underline-style="none" fo:font-weight="normal" officeooo:rsid="00239c05"/>
    </style:style>
    <style:style style:name="T34" style:family="text">
      <style:text-properties fo:font-variant="normal" fo:text-transform="none" fo:color="#642a8f" style:font-name="Times New Roman" fo:font-size="11.25pt" fo:letter-spacing="normal" fo:font-style="normal" style:text-underline-style="none" fo:font-weight="normal" officeooo:rsid="0026451b"/>
    </style:style>
    <style:style style:name="T35" style:family="text">
      <style:text-properties fo:color="#000000" style:font-name="Times New Roman" fo:font-size="11.25pt" fo:letter-spacing="normal" fo:font-weight="normal"/>
    </style:style>
    <style:style style:name="T36" style:family="text">
      <style:text-properties officeooo:rsid="001af7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rticle <text:span text:style-name="T36">1</text:span>: </text:p>
      <text:h text:style-name="P8" text:outline-level="1"><text:span text:style-name="T29">Le complexe d'espèces </text:span><text:span text:style-name="Emphasis"><text:span text:style-name="T29">Colletotrichum gloeosporioides - 2012</text:span></text:span></text:h>
      <text:p text:style-name="P6">(Statut taxonomique du Colleto)</text:p>
      <text:p text:style-name="P4"/>
      <text:p text:style-name="P1"><text:span text:style-name="T1"><text:s/>Tous les taxons acceptés dans ce clade sont morphologiquement plus ou moins typiques du </text:span><text:span text:style-name="Emphasis"><text:span text:style-name="T21">C. gloeosporioides au </text:span></text:span><text:span text:style-name="T1">sens large.</text:span></text:p>
      <text:p text:style-name="P4"/>
      <text:p text:style-name="P4">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p>
      <text:p text:style-name="P4"/>
      <text:p text:style-name="P4">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text:p>
      <text:p text:style-name="P4"/>
      <text:p text:style-name="P1"><text:span text:style-name="T1">Le nom </text:span><text:span text:style-name="Emphasis"><text:span text:style-name="T21">Colletotrichum gloeosporioides a </text:span></text:span><text:span text:style-name="T1">été proposé pour la première fois à Penzig (</text:span><text:a xlink:type="simple" xlink:href="https://www.ncbi.nlm.nih.gov/pmc/articles/PMC3458417/#R112" text:style-name="Internet_20_link" text:visited-style-name="Visited_20_Internet_20_Link"><text:span text:style-name="T31">1882</text:span></text:a><text:span text:style-name="T1">) à partir de </text:span><text:span text:style-name="T4">v</text:span><text:span text:style-name="Emphasis"><text:span text:style-name="T21">ermicularia gloeosporioides</text:span></text:span><text:span text:style-name="T1">, dont le spécimen type a été collecté à </text:span><text:span text:style-name="Emphasis"><text:span text:style-name="T21">Citrus </text:span></text:span><text:span text:style-name="T1">en Italie. Une grande partie de la littérature ancienne utilisait ce nom pour faire référence à des champignons associés à diverses maladies du </text:span><text:span text:style-name="Emphasis"><text:span text:style-name="T21">citrus</text:span></text:span><text:span text:style-name="T1">, avec d'autres espèces établies pour des champignons morphologiquement similaires provenant d'autres hôtes. Cependant, plusieurs premiers articles ont traité de la similarité morphologique entre de nombreux </text:span><text:span text:style-name="Emphasis"><text:span text:style-name="T21">Colletotrichum </text:span></text:span><text:span text:style-name="T1">spp. qui avaient été décrits sur la base des préférences de l'hôte et utilisaient des tests d'inoculation pour déterminer si les espèces étaient ou non distinctes. Certains de ces articles ont analysé dans la culture le lien entre les divers Espèces de </text:span><text:span text:style-name="Emphasis"><text:span text:style-name="T1">Colletotrichum </text:span></text:span><text:span text:style-name="T1">et leur état sexuel.</text:span></text:p>
      <text:p text:style-name="P3"><text:span text:style-name="T1">les noms </text:span><text:span text:style-name="Emphasis"><text:span text:style-name="T21">Glomerella cingulata </text:span></text:span><text:span text:style-name="T1">et </text:span><text:span text:style-name="Emphasis"><text:span text:style-name="T21">Colletotrichum gloeosporioides </text:span></text:span><text:span text:style-name="T1">devraient être utilisés pour les formes sexuelles et asexuées, respectivement.</text:span></text:p>
      <text:p text:style-name="P5"/>
      <text:p text:style-name="P1"><text:span text:style-name="T1">Le concept taxonomique «von Arxian» pour </text:span><text:span text:style-name="Emphasis"><text:span text:style-name="T35">Colletotrichum a</text:span></text:span><text:span text:style-name="Emphasis"><text:span text:style-name="T21"> </text:span></text:span><text:span text:style-name="T1">vu un grand nombre d'espèces synonymisées avec les noms </text:span><text:span text:style-name="Emphasis"><text:span text:style-name="T35">C. graminicola</text:span></text:span><text:span text:style-name="Emphasis"><text:span text:style-name="T21"> </text:span></text:span><text:span text:style-name="T1">(pour les espèces habitant de l'herbe) et </text:span><text:span text:style-name="Emphasis"><text:span text:style-name="T35">C. gloeosporioides</text:span></text:span><text:span text:style-name="Emphasis"><text:span text:style-name="T21"> </text:span></text:span><text:span text:style-name="T1">(pour les espèces non graminées avec des conidies droites). La diversité génétique et biologique englobée par ces noms était si large qu'ils devenaient peu utiles aux phytopathologistes, car ils ne donnaient aucune information sur le pouvoir pathogène, la gamme d'hôtes ou d'autres attributs.</text:span></text:p>
      <text:p text:style-name="P4"/>
      <text:p text:style-name="P1"><text:span text:style-name="T1">Des études moléculaires récentes ont permis de mieux comprendre les relations phylogénétiques entre les espèces. </text:span><text:span text:style-name="T4">D</text:span><text:span text:style-name="T1">istingu</text:span><text:span text:style-name="T2">er</text:span><text:span text:style-name="T1"> le groupe de </text:span><text:span text:style-name="Emphasis"><text:span text:style-name="T21">C. gloeosporioides en </text:span></text:span><text:span text:style-name="T1">utilisant la forme et la taille des conidies.</text:span></text:p>
      <text:p text:style-name="P4"/>
      <text:p text:style-name="P1"><text:span text:style-name="T1">Avant la disponibilité des données de séquence d’ADN, les concepts taxonomiques de </text:span><text:span text:style-name="Emphasis"><text:span text:style-name="T21">Colletotrichum </text:span></text:span><text:span text:style-name="T1">étaient basés sur des caractéristiques telles que l’espèce hôte, le substrat, la taille et la forme des conidies, la forme de l’appressorium, le taux de croissance en culture, la couleur des cultures, la présence ou non de soies, pas le téléomorphe, etc. Certaines études ont montré que de tels caractères étaient utiles pour distinguer des groupes au sein de </text:span><text:span text:style-name="Emphasis"><text:span text:style-name="T21">C. gloeosporioides</text:span></text:span><text:span text:style-name="Emphasis"><text:span text:style-name="T1">.</text:span></text:span></text:p>
      <text:p text:style-name="P1"><text:span text:style-name="Emphasis"><text:span text:style-name="T1">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p>
      <text:p text:style-name="P1"><text:span text:style-name="Emphasis"><text:span text:style-name="T1"/></text:span></text:p>
      <text:p text:style-name="P1"><text:span text:style-name="Emphasis"><text:span text:style-name="T3">L</text:span></text:span><text:span text:style-name="Emphasis"><text:span text:style-name="T1">es conidies germent sur la plupart des surfaces, forment un appressorium, restent attachées à cette surface sous forme de propagule viable.</text:span></text:span></text:p>
      <text:p text:style-name="P1"><text:span text:style-name="Emphasis"><text:span text:style-name="T1"/></text:span></text:p>
      <text:p text:style-name="P1"><text:span text:style-name="Emphasis"><text:span text:style-name="T1"/></text:span></text:p>
      <text:p text:style-name="P1"><text:span text:style-name="Emphasis"><text:span text:style-name="T1">Cependant, même avec ces gènes potentiellement plus informatifs, les faibles niveaux de divergence génétique au sein du complexe </text:span></text:span><text:span text:style-name="Emphasis"><text:span text:style-name="T21">C. gloeosporioides</text:span></text:span><text:span text:style-name="Emphasis"><text:span text:style-name="T1"> peuvent toujours constituer un défi technique.</text:span></text:span></text:p>
      <text:p text:style-name="P1"><text:span text:style-name="Emphasis"><text:span text:style-name="T1"/></text:span></text:p>
      <text:p text:style-name="P2"><text:soft-page-break/><text:span text:style-name="Emphasis"><text:span text:style-name="T5"> Bien que les STI soient utiles au niveau du complexe d'espèces, ils résolvent mal les espèces du complexe </text:span></text:span><text:span text:style-name="Emphasis"><text:span text:style-name="T22">C. gloeosporioides</text:span></text:span><text:span text:style-name="Emphasis"><text:span text:style-name="T5"> , ne résolvant que 10 des 22 espèces acceptées. Ceci reflète le faible nombre de changements de base dans la région ITS à travers le </text:span></text:span><text:span text:style-name="Emphasis"><text:span text:style-name="T22">C. gloeosporioides</text:span></text:span><text:span text:style-name="Emphasis"><text:span text:style-name="T5">complexe; espèces souvent distinguées par seulement un ou deux changements de base. </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0"><text:span text:style-name="Emphasis"><text:span text:style-name="T7">Article 2:</text:span></text:span></text:p>
      <text:h text:style-name="P17" text:outline-level="1"><text:span text:style-name="Emphasis"><text:span text:style-name="T30">Colletotrichum- état actuel et futures directions</text:span></text:span></text:h>
      <text:p text:style-name="P10"><text:span text:style-name="Emphasis"><text:span text:style-name="T8">2013</text:span></text:span></text:p>
      <text:p text:style-name="P10"><text:span text:style-name="Emphasis"><text:span text:style-name="T8"/></text:span></text:p>
      <text:p text:style-name="P10"><text:span text:style-name="Emphasis"><text:span text:style-name="T9">Le placement taxonomique du genre est discuté,</text:span></text:span></text:p>
      <text:p text:style-name="P10"><text:span text:style-name="Emphasis"><text:span text:style-name="T9">L'avenir de </text:span></text:span><text:span text:style-name="Emphasis"><text:span text:style-name="T23">La </text:span></text:span><text:span text:style-name="Emphasis"><text:span text:style-name="T9">biologie de Colletotrichum s'appuiera sur une classification consensuelle et des outils d'identification robustes.</text:span></text:span></text:p>
      <text:p text:style-name="P10"><text:span text:style-name="Emphasis"><text:span text:style-name="T9"/></text:span></text:p>
      <text:p text:style-name="P10"><text:span text:style-name="Emphasis"><text:span text:style-name="T9">Le genre </text:span></text:span><text:span text:style-name="Emphasis"><text:span text:style-name="T23">Colletotrichum </text:span></text:span><text:span text:style-name="Emphasis"><text:span text:style-name="T9">comprend un certain nombre d'agents phytopathogènes d'importance majeure, provoquant des maladies chez une grande variété de plantes ligneuses et herbacées.</text:span></text:span></text:p>
      <text:p text:style-name="P10"><text:span text:style-name="Emphasis"><text:span text:style-name="T9">Sa répartition est principalement tropicale et subtropicale,</text:span></text:span></text:p>
      <text:p text:style-name="P10"><text:span text:style-name="Emphasis"><text:span text:style-name="T9"/></text:span></text:p>
      <text:p text:style-name="P10"><text:span text:style-name="Emphasis"><text:span text:style-name="T9">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café,céréales,mais, canne à sucre),,,</text:span></text:span></text:p>
      <text:p text:style-name="P10"><text:span text:style-name="Emphasis"><text:span text:style-name="T9"/></text:span></text:p>
      <text:p text:style-name="P10"><text:span text:style-name="Emphasis"><text:span text:style-name="T9">Le genre a récemment été élu le huitième groupe de champignons phytopathogènes le plus important au monde, sur la base de son importance scientifique et économique,</text:span></text:span></text:p>
      <text:p text:style-name="P10"><text:span text:style-name="Emphasis"><text:span text:style-name="T9"/></text:span></text:p>
      <text:p text:style-name="P10"><text:span text:style-name="Emphasis"><text:span text:style-name="T9"/></text:span></text:p>
      <text:p text:style-name="P10"><text:span text:style-name="Emphasis"><text:span text:style-name="T9">Les symptômes de l</text:span></text:span><text:span text:style-name="Emphasis"><text:span text:style-name="T18">’anthracnose</text:span></text:span><text:span text:style-name="Emphasis"><text:span text:style-name="T9"> comprennent des lésions nécrotiques limitées, souvent enfoncées, sur les feuilles, les tiges, les fleurs et les fruits, ainsi que la pourriture du collet et de la tige, la brûlure des plantules, etc.</text:span></text:span></text:p>
      <text:p text:style-name="P10"><text:span text:style-name="Emphasis"><text:span text:style-name="T9">Cette apparition tardive des symptômes de la maladie peut entraîner des pertes importantes après la récolte, les cultures apparemment saines dégénérant au stockage</text:span></text:span></text:p>
      <text:p text:style-name="P10"><text:span text:style-name="Emphasis"><text:span text:style-name="T18">Dispersion:</text:span></text:span></text:p>
      <text:p text:style-name="P10"><text:span text:style-name="Emphasis"><text:span text:style-name="T9">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p>
      <text:p text:style-name="P10"><text:span text:style-name="Emphasis"><text:span text:style-name="T9"/></text:span></text:p>
      <text:p text:style-name="P11"><text:span text:style-name="Emphasis"><text:span text:style-name="T10">Infection:</text:span></text:span></text:p>
      <text:p text:style-name="P11"><text:span text:style-name="Emphasis"><text:span text:style-name="T10">L'infection se produit via un appressorium qui se développe à partir de la spore en germination à la surface de la plante, suivie d'une pénétration de la cuticule</text:span></text:span><text:bookmark text:name="__tag_2748403873"/><text:span text:style-name="Emphasis"><text:span text:style-name="T11"> </text:span></text:span><text:a xlink:type="simple" xlink:href="https://www.ncbi.nlm.nih.gov/pmc/articles/PMC3458418/#R74" text:style-name="Internet_20_link" text:visited-style-name="Visited_20_Internet_20_Link"><text:span text:style-name="Emphasis">provoquée</text:span></text:a><text:span text:style-name="Emphasis"><text:span text:style-name="T10"> par une turgescence </text:span></text:span><text:bookmark text:name="__tag_2748403872"/><text:bookmark text:name="__tag_2748403871"/><text:bookmark text:name="__tag_274840387"/><text:span text:style-name="Emphasis"><text:span text:style-name="T10">et, dans certains cas, également de cellules épidermiques par des hyphes infectieux</text:span></text:span></text:p>
      <text:p text:style-name="P11"><text:span text:style-name="Emphasis"><text:span text:style-name="T10">le champignon entre dans une phase nécrotrophe qui entraîne une mort importante des cellules végétales et l'apparition de lésions pathogènes.</text:span></text:span></text:p>
      <text:p text:style-name="P11"><text:span text:style-name="Emphasis"><text:span text:style-name="T10">Les stratégies de vie biotrophe adoptées par </text:span></text:span><text:span text:style-name="Emphasis"><text:span text:style-name="T24">Colletotrichum</text:span></text:span><text:span text:style-name="Emphasis"><text:span text:style-name="T10">les espèces peuvent également contribuer à leur importance en tant qu'endophytes asymptomatiques de tissus de plantes vivantes</text:span></text:span></text:p>
      <text:p text:style-name="P11"><text:span text:style-name="Emphasis"><text:span text:style-name="T10"/></text:span></text:p>
      <text:p text:style-name="P11"><text:soft-page-break/><text:span text:style-name="Emphasis"><text:span text:style-name="T10">Pendant de nombreuses années, les espèces de </text:span></text:span><text:span text:style-name="Emphasis"><text:span text:style-name="T24">Colletotrichum </text:span></text:span><text:span text:style-name="Emphasis"><text:span text:style-name="T10">ont été supposées être spécifiques aux plantes qu’elles ont infectées, ce qui a conduit à un grand nombre de taxons décrits avec peu de caractéristiques distinctives en dehors de l’identité de leurs partenaires végétaux.</text:span></text:span></text:p>
      <text:p text:style-name="P11"><text:span text:style-name="Emphasis"><text:span text:style-name="T10"/></text:span></text:p>
      <text:p text:style-name="P11"><text:span text:style-name="Emphasis"><text:span text:style-name="T10">Cela est dû à un certain nombre de facteurs, notamment l'échantillonnage incomplet, la limitation des données aux populations affectant les plantes cultivées ou ornementales et la méconnaissance des effets pathogènes. Les informations sur la plupart des souches dans les collections de cultures indiquent une association avec une espèce de plante particulière, mais fournissent rarement des détails sur l'interaction.</text:span></text:span></text:p>
      <text:p text:style-name="P11"><text:span text:style-name="Emphasis"><text:span text:style-name="T10"/></text:span></text:p>
      <text:p text:style-name="P11"><text:span text:style-name="Emphasis"><text:span text:style-name="T10">un seul événement de perturbation d’un gène de pouvoir pathogène transformait une souche pathogène de </text:span></text:span><text:span text:style-name="Emphasis"><text:span text:style-name="T24">Glomerella magna </text:span></text:span><text:span text:style-name="Emphasis"><text:span text:style-name="T10">de </text:span></text:span><text:span text:style-name="Emphasis"><text:span text:style-name="T24">Citrullus lanatus </text:span></text:span><text:span text:style-name="Emphasis"><text:span text:style-name="T10">en un endophyte conférant une protection à la plante hôte contre les souches de type sauvage et d’autres agents pathogènes.</text:span></text:span></text:p>
      <text:p text:style-name="P11"><text:span text:style-name="Emphasis"><text:span text:style-name="T10"/></text:span></text:p>
      <text:p text:style-name="P11"><text:span text:style-name="Emphasis"><text:span text:style-name="T10"/></text:span></text:p>
      <text:p text:style-name="P11"><text:span text:style-name="Emphasis"><text:span text:style-name="T10">Les espèces sont largement associées à la fois aux plantes herbacées et aux plantes ligneuses, bien que ces dernières semblent contenir principalement des colonies de fruits, de feuilles et d’autres tissus non lignifiés.</text:span></text:span></text:p>
      <text:p text:style-name="P12"><text:span text:style-name="Emphasis"><text:span text:style-name="T12">(dans des conditions expérimentales, les insectes ont été infectés après avoir été aspergés d'une suspension de conidies)( Sur le terrain, il semble possible que des colonies endophytes du champignon soient ingérées par la bouche de l'insecte, à l'inverse d'un processus qui a été démontré chez des membres des </text:span></text:span><text:span text:style-name="Emphasis"><text:span text:style-name="T25">Clavicipitaceae.</text:span></text:span><text:span text:style-name="Emphasis"><text:span text:style-name="T12">infecter les plantes par l'intermédiaire des stylets d'insectes suceurs de sève)(rarecaschez l’homme, tortue de mer)</text:span></text:span></text:p>
      <text:p text:style-name="P12"><text:span text:style-name="Emphasis"><text:span text:style-name="T10"/></text:span></text:p>
      <text:p text:style-name="P13"><text:span text:style-name="Emphasis"><text:span text:style-name="T13">Nom collétotrichum:</text:span></text:span></text:p>
      <text:p text:style-name="P13"><text:span text:style-name="Emphasis"><text:span text:style-name="T13">Le nom générique </text:span></text:span><text:span text:style-name="Emphasis"><text:span text:style-name="T26">Colletotrichum a </text:span></text:span><text:span text:style-name="Emphasis"><text:span text:style-name="T13">été introduit par Corda (</text:span></text:span><text:a xlink:type="simple" xlink:href="https://www.ncbi.nlm.nih.gov/pmc/articles/PMC3458418/#R55" text:style-name="Internet_20_link" text:visited-style-name="Visited_20_Internet_20_Link"><text:span text:style-name="Emphasis"><text:span text:style-name="T32">1831</text:span></text:span></text:a><text:span text:style-name="Emphasis"><text:span text:style-name="T13">) pour </text:span></text:span><text:span text:style-name="Emphasis"><text:span text:style-name="T26">C. lineola</text:span></text:span><text:span text:style-name="Emphasis"><text:span text:style-name="T13">, une espèce trouvée associée à un membre des </text:span></text:span><text:span text:style-name="Emphasis"><text:span text:style-name="T26">Apiaceae </text:span></text:span><text:span text:style-name="Emphasis"><text:span text:style-name="T13">en République tchèque. </text:span></text:span><text:span text:style-name="Emphasis"><text:span text:style-name="T26">Colletotrichum lineola </text:span></text:span><text:span text:style-name="Emphasis"><text:span text:style-name="T13">a longtemps été considéré comme un synonyme de l'ancien taxon </text:span></text:span><text:span text:style-name="Emphasis"><text:span text:style-name="T26">C. dematium</text:span></text:span><text:span text:style-name="Emphasis"><text:span text:style-name="T13">, mais a récemment été rétabli en tant qu'espèce indépendante, Ce travail comprenait l'acquisition et la culture d'une collection récente de </text:span></text:span><text:span text:style-name="Emphasis"><text:span text:style-name="T26">C. lineola </text:span></text:span><text:span text:style-name="Emphasis"><text:span text:style-name="T13">provenant d'un hôte et d'une localité similaires, ainsi que la désignation d'un épitype pour le nom.</text:span></text:span></text:p>
      <text:p text:style-name="P13"><text:span text:style-name="Emphasis"><text:span text:style-name="T13"/></text:span></text:p>
      <text:p text:style-name="P13"><text:span text:style-name="Emphasis"><text:span text:style-name="T13">Cinquante nouveaux taxons d'espèces ou moins ont été décrits entre 1880 et 1900, et cette tendance à la reconnaissance des nouvelles espèces s'est accélérée jusqu'au XXe siècle. À l’époque du premier traitement monographique formel de </text:span></text:span><text:span text:style-name="Emphasis"><text:span text:style-name="T26">Colletotrichum </text:span></text:span><text:span text:style-name="Emphasis"><text:span text:style-name="T13">par von Arx (</text:span></text:span><text:a xlink:type="simple" xlink:href="https://www.ncbi.nlm.nih.gov/pmc/articles/PMC3458418/#R11" text:style-name="Internet_20_link" text:visited-style-name="Visited_20_Internet_20_Link"><text:span text:style-name="Emphasis"><text:span text:style-name="T32">1957</text:span></text:span></text:a><text:span text:style-name="Emphasis"><text:span text:style-name="T13">), environ 750 noms existaient déjà. Cette explosion de ce qui pourrait maintenant être considéré comme une activité taxonomique en grande partie futile semble avoir été largement motivée par des hypothèses non critiques selon lesquelles les espèces de </text:span></text:span><text:span text:style-name="Emphasis"><text:span text:style-name="T26">Colletotrichum </text:span></text:span><text:span text:style-name="Emphasis"><text:span text:style-name="T13">sont fortement spécifiques à leur hôte.</text:span></text:span></text:p>
      <text:p text:style-name="P13"><text:span text:style-name="Emphasis"><text:span text:style-name="T13"/></text:span></text:p>
      <text:p text:style-name="P13"><text:span text:style-name="Emphasis"><text:span text:style-name="T13">La monographie de </text:span></text:span><text:a xlink:type="simple" xlink:href="https://www.ncbi.nlm.nih.gov/pmc/articles/PMC3458418/#R11" text:style-name="Internet_20_link" text:visited-style-name="Visited_20_Internet_20_Link"><text:span text:style-name="Emphasis"><text:span text:style-name="T32">von Arx</text:span></text:span></text:a><text:span text:style-name="Emphasis"><text:span text:style-name="T13"> a eu un </text:span></text:span><text:a xlink:type="simple" xlink:href="https://www.ncbi.nlm.nih.gov/pmc/articles/PMC3458418/#R11" text:style-name="Internet_20_link" text:visited-style-name="Visited_20_Internet_20_Link"><text:span text:style-name="Emphasis">impact</text:span></text:a><text:span text:style-name="Emphasis"><text:span text:style-name="T32"> </text:span></text:span><text:span text:style-name="Emphasis"><text:span text:style-name="T13">considérable et a ouvert la voie à une nouvelle ère de la taxonomie de </text:span></text:span><text:span text:style-name="Emphasis"><text:span text:style-name="T26">Colletotrichum</text:span></text:span><text:span text:style-name="Emphasis"><text:span text:style-name="T13">. Son approche était basée sur les caractéristiques morphologiques, avec peu ou pas d'insistance sur les caractéristiques pathologiques, ce qui a conduit à une réduction du nombre d'espèces acceptées d'environ 750 à 11 (sur un total de 23 taxons spécifiques acceptés et infraspécifiques).</text:span></text:span></text:p>
      <text:p text:style-name="P13"><text:span text:style-name="Emphasis"><text:span text:style-name="T13"/></text:span></text:p>
      <text:p text:style-name="P13"><text:span text:style-name="Emphasis"><text:span text:style-name="T13">la plupart des taxons étaient considérés comme plurivores.</text:span></text:span></text:p>
      <text:p text:style-name="P14"><text:span text:style-name="Emphasis"><text:span text:style-name="T14">(taxonomie, biologie moléculaire, interactions hôte / parasite et pathologie)</text:span></text:span></text:p>
      <text:p text:style-name="P14"><text:span text:style-name="Emphasis"><text:span text:style-name="T14"/></text:span></text:p>
      <text:p text:style-name="P14"><text:span text:style-name="Emphasis"><text:span text:style-name="T14">Les premières applications de données de séquences d'ADN pour distinguer les espèces de </text:span></text:span><text:span text:style-name="Emphasis"><text:span text:style-name="T27">Colletotrichum</text:span></text:span><text:span text:style-name="Emphasis"><text:span text:style-name="T14">ont été publiées par Mills </text:span></text:span><text:span text:style-name="Emphasis"><text:span text:style-name="T27">et al. </text:span></text:span><text:span text:style-name="Emphasis"><text:span text:style-name="T14">(</text:span></text:span><text:a xlink:type="simple" xlink:href="https://www.ncbi.nlm.nih.gov/pmc/articles/PMC3458418/#R167" text:style-name="Internet_20_link" text:visited-style-name="Visited_20_Internet_20_Link"><text:span text:style-name="Emphasis"><text:span text:style-name="T33">1992</text:span></text:span></text:a><text:span text:style-name="Emphasis"><text:span text:style-name="T14">) et Sreenivasaprasad </text:span></text:span><text:span text:style-name="Emphasis"><text:span text:style-name="T27">et al</text:span></text:span><text:span text:style-name="Emphasis"><text:span text:style-name="T14">, qui ont identifié la variation de séquence dans la région ITS1 de l'ADNr entre six espèces de </text:span></text:span><text:span text:style-name="Emphasis"><text:span text:style-name="T27">Colletotrichum</text:span></text:span><text:span text:style-name="Emphasis"><text:span text:style-name="T14">, , ainsi que la détection de polymorphismes dans la même région entre des souches de </text:span></text:span><text:span text:style-name="Emphasis"><text:span text:style-name="T27">C. gloeosporioides</text:span></text:span><text:span text:style-name="Emphasis"><text:span text:style-name="T14"> d'hôtes différentes.</text:span></text:span></text:p>
      <text:p text:style-name="P14"><text:span text:style-name="Emphasis"><text:span text:style-name="T14"/></text:span></text:p>
      <text:p text:style-name="P14"><text:span text:style-name="Emphasis"><text:span text:style-name="T14">Sreenivasaprasad </text:span></text:span><text:span text:style-name="Emphasis"><text:span text:style-name="T27">et al. </text:span></text:span><text:span text:style-name="Emphasis"><text:span text:style-name="T14">a également utilisé l'identité nucléotidique infra et interspécifique dans la région ITS comme indicateurs du rang taxonomique auquel les souches doivent être différenciées, en tant que précurseur précoce des initiatives de codage à barres ADN.</text:span></text:span></text:p>
      <text:p text:style-name="P14"><text:soft-page-break/><text:span text:style-name="Emphasis"><text:span text:style-name="T14"> les séquences nucléotidiques de la glycéraldéhyde-3-phosphate déshydrogénase (GAPDH) et de la glutamine synthétase (GS) dans une étude ultérieure du </text:span></text:span><text:span text:style-name="Emphasis"><text:span text:style-name="T27">C. acutatum</text:span></text:span><text:span text:style-name="Emphasis"><text:span text:style-name="T14">et la section HMG-box des gènes de type sexuel MAT-1 s’est révélée être un marqueur évolutif précieux,</text:span></text:span></text:p>
      <text:p text:style-name="P14"><text:span text:style-name="Emphasis"><text:span text:style-name="T14"/></text:span></text:p>
      <text:p text:style-name="P14"><text:span text:style-name="Emphasis"><text:span text:style-name="T14">La liste des noms de </text:span></text:span><text:span text:style-name="Emphasis"><text:span text:style-name="T27">Colletotrichum</text:span></text:span><text:span text:style-name="Emphasis"><text:span text:style-name="T14"> actuellement utilisés ( </text:span></text:span><text:a xlink:type="simple" xlink:href="https://www.ncbi.nlm.nih.gov/pmc/articles/PMC3458418/#R119" text:style-name="Internet_20_link" text:visited-style-name="Visited_20_Internet_20_Link"><text:span text:style-name="Emphasis"><text:span text:style-name="T33">Hyde et al. 2009a</text:span></text:span></text:a><text:span text:style-name="Emphasis"><text:span text:style-name="T14"> ) a accepté un total de 66 espèces,</text:span></text:span></text:p>
      <text:p text:style-name="P14"><text:span text:style-name="Emphasis"><text:span text:style-name="T14"/></text:span></text:p>
      <text:p text:style-name="P14"><text:span text:style-name="Emphasis"><text:span text:style-name="T14"/></text:span></text:p>
      <text:p text:style-name="P14"><text:span text:style-name="Emphasis"><text:span text:style-name="T27">Les</text:span></text:span><text:span text:style-name="Emphasis"><text:span text:style-name="T14"> espèces de Colletotrichum provenant de </text:span></text:span><text:span text:style-name="Emphasis"><text:span text:style-name="T19">plantes non cultivées </text:span></text:span><text:span text:style-name="Emphasis"><text:span text:style-name="T14">situées dans des habitats naturels et semi-naturels sont beaucoup moins étudiées que celles associées à des plantes hôtes cultivées, la plupart des études portant sur des souches endophytes.</text:span></text:span></text:p>
      <text:p text:style-name="P14"><text:span text:style-name="Emphasis"><text:span text:style-name="T15">L</text:span></text:span><text:span text:style-name="Emphasis"><text:span text:style-name="T14">es endophytes tropicaux les plus communs semblent être des généralistes de l'hôte. Cependant, les séquences ITS utilisées pour définir les OTU dans toutes ces études sont trop conservatrices pour refléter tous les événements de spéciation,</text:span></text:span></text:p>
      <text:p text:style-name="P14"><text:span text:style-name="Emphasis"><text:span text:style-name="T14">Toutes les études de </text:span></text:span><text:span text:style-name="Emphasis"><text:span text:style-name="T27">Colletotrichum</text:span></text:span><text:span text:style-name="Emphasis"><text:span text:style-name="T14"> associées à des plantes non cultivées détaillées ci-dessus démontrent une diversité considérable de taxons. Malgré des preuves préliminaires montrant que la spécificité de l’hôte est moins grande dans les écosystèmes des forêts tropicales indigènes que dans les environnements gérés, le grand nombre d’habitats (sous forme de feuilles, de fruits, etc.) qui ne sont pas échantillonnés indique la probabilité que la diversité globale du genre au niveau de l’espèce encore nettement sous-représenté.</text:span></text:span></text:p>
      <text:p text:style-name="P14"><text:span text:style-name="Emphasis"><text:span text:style-name="T14"/></text:span></text:p>
      <text:p text:style-name="P15"><text:span text:style-name="Emphasis"><text:span text:style-name="T20">Forme sexuée – asexuée :</text:span></text:span><text:span text:style-name="Emphasis"><text:span text:style-name="T16"><text:line-break/>Comme beaucoup d'autres agents pathogènes fongiques, la forme asexuée de </text:span></text:span><text:span text:style-name="Emphasis"><text:span text:style-name="T28">Colletotrichum</text:span></text:span><text:span text:style-name="Emphasis"><text:span text:style-name="T16"> est le plus souvent associée aux symptômes de la maladie, la forme sexuelle ayant tendance à se développer sur des tissus hôtes moribonds ou morts,</text:span></text:span></text:p>
      <text:p text:style-name="P15"><text:span text:style-name="Emphasis"><text:span text:style-name="T16"/></text:span></text:p>
      <text:p text:style-name="P15"><text:span text:style-name="Emphasis"><text:span text:style-name="T16"/></text:span></text:p>
      <text:p text:style-name="P15"><text:span text:style-name="Emphasis"><text:span text:style-name="T16">Les trois espèces traitées par von Arx &amp; Müller ( </text:span></text:span><text:a xlink:type="simple" xlink:href="https://www.ncbi.nlm.nih.gov/pmc/articles/PMC3458418/#R14" text:style-name="Internet_20_link" text:visited-style-name="Visited_20_Internet_20_Link"><text:span text:style-name="Emphasis"><text:span text:style-name="T34">1954</text:span></text:span></text:a><text:span text:style-name="Emphasis"><text:span text:style-name="T16"> ) qui appartiennent certainement </text:span></text:span><text:span text:style-name="Emphasis"><text:span text:style-name="T28">Glomerella</text:span></text:span><text:span text:style-name="Emphasis"><text:span text:style-name="T16"> sont le type </text:span></text:span><text:span text:style-name="Emphasis"><text:span text:style-name="T28">Ga. Cingulata, Ga. Tucumanensis</text:span></text:span><text:span text:style-name="Emphasis"><text:span text:style-name="T16"> et </text:span></text:span><text:span text:style-name="Emphasis"><text:span text:style-name="T28">Ga. Amenti. Glomerella tucumanensis</text:span></text:span><text:span text:style-name="Emphasis"><text:span text:style-name="T16"> est largement reconnu comme le gène sexuel de </text:span></text:span><text:span text:style-name="Emphasis"><text:span text:style-name="T28">Colletotrichum falcatum</text:span></text:span><text:span text:style-name="Emphasis"><text:span text:style-name="T16"> , la cause de la pourriture rouge de la canne à sucre. </text:span></text:span></text:p>
      <text:p text:style-name="P16"><text:span text:style-name="Emphasis"><text:span text:style-name="T17">(pomme)</text:span></text:span></text:p>
      <text:p text:style-name="P15"><text:span text:style-name="Emphasis"><text:span text:style-name="T16"/></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text:p text:style-name="P14"><text:span text:style-name="Emphasis"><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ixgeneral, 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2:05:31.351042712</meta:creation-date>
    <dc:date>2019-01-15T16:08:09.325816622</dc:date>
    <meta:editing-duration>PT39M59S</meta:editing-duration>
    <meta:editing-cycles>4</meta:editing-cycles>
    <meta:generator>LibreOffice/6.1.4.2$Linux_X86_64 LibreOffice_project/10$Build-2</meta:generator>
    <meta:document-statistic meta:table-count="0" meta:image-count="0" meta:object-count="0" meta:page-count="4" meta:paragraph-count="53" meta:word-count="1802" meta:character-count="12227" meta:non-whitespace-character-count="10471"/>
  </office:meta>
</office:document-meta>
</file>